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217in" fo:break-before="auto" style:use-optimal-row-height="true"/>
    </style:style>
    <style:style style:name="ro4" style:family="table-row">
      <style:table-row-properties style:row-height="0.6402in" fo:break-before="auto" style:use-optimal-row-height="true"/>
    </style:style>
    <style:style style:name="ro5" style:family="table-row">
      <style:table-row-properties style:row-height="0.329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 UI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0.0787in" svg:height="0.1866in" svg:x="5.3094in" svg:y="0.5213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M_inv &gt;50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 calcext:value-type="string">
            <text:p>Selection</text:p>
          </table:table-cell>
          <table:table-cell table:style-name="ce1" office:value-type="string" calcext:value-type="string">
            <text:p>N_events</text:p>
          </table:table-cell>
          <table:table-cell table:style-name="ce1" office:value-type="string" calcext:value-type="string">
            <text:p>N_neg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xsec [pb]</text:p>
          </table:table-cell>
          <table:table-cell table:style-name="ce1" office:value-type="string" calcext:value-type="string">
            <text:p>L_eq / N_events</text:p>
          </table:table-cell>
          <table:table-cell table:style-name="Default" office:value-type="string" calcext:value-type="string">
            <text:p>N_dataset</text:p>
          </table:table-cell>
          <table:table-cell office:value-type="string" calcext:value-type="string">
            <text:p>L_eq_dataset [fb-1]</text:p>
          </table:table-cell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table:style-name="ce2" office:value-type="float" office:value="258335" calcext:value-type="float">
            <text:p>258335</text:p>
          </table:table-cell>
          <table:table-cell table:style-name="ce2" office:value-type="float" office:value="42296" calcext:value-type="float">
            <text:p>42296</text:p>
          </table:table-cell>
          <table:table-cell table:style-name="ce1" table:formula="of:=[.D4]/[.C4]" office:value-type="float" office:value="0.16372539532003" calcext:value-type="float">
            <text:p>0.16372539532003</text:p>
          </table:table-cell>
          <table:table-cell table:style-name="ce3" table:formula="of:=5765.4*[.C4]/258335" office:value-type="float" office:value="5765.4" calcext:value-type="float">
            <text:p>5765.4</text:p>
          </table:table-cell>
          <table:table-cell table:formula="of:=(1-2*[.E4])^2/[.F4]" office:value-type="float" office:value="0.0000784546499827731" calcext:value-type="float">
            <text:p>7.84546499827731E-05</text:p>
          </table:table-cell>
          <table:table-cell office:value-type="float" office:value="195510810" calcext:value-type="float">
            <text:p>195510810</text:p>
          </table:table-cell>
          <table:table-cell table:formula="of:=[.H4]*[.G4]/1000" office:value-type="float" office:value="15.3387321663985" calcext:value-type="float">
            <text:p>15.3387321663985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 table:formula="of:=[.H5]*[.G5]/1000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LHE_HT&gt;70 &amp;&amp; LHE_HT&lt;100</text:p>
          </table:table-cell>
          <table:table-cell table:style-name="ce1" office:value-type="float" office:value="15492" calcext:value-type="float">
            <text:p>15492</text:p>
          </table:table-cell>
          <table:table-cell table:style-name="ce1" office:value-type="float" office:value="4857" calcext:value-type="float">
            <text:p>4857</text:p>
          </table:table-cell>
          <table:table-cell table:style-name="ce1" table:formula="of:=[.D6]/[.C6]" office:value-type="float" office:value="0.313516653756778" calcext:value-type="float">
            <text:p>0.313516653756778</text:p>
          </table:table-cell>
          <table:table-cell table:style-name="ce3" table:formula="of:=5765.4*[.C6]/258335" office:value-type="float" office:value="345.743227979174" calcext:value-type="float">
            <text:p>345.743227979174</text:p>
          </table:table-cell>
          <table:table-cell table:formula="of:=(1-2*[.E6])^2/[.F6]" office:value-type="float" office:value="0.000402333704458434" calcext:value-type="float">
            <text:p>0.000402333704458434</text:p>
          </table:table-cell>
          <table:table-cell office:value-type="float" office:value="17004433" calcext:value-type="float">
            <text:p>17004433</text:p>
          </table:table-cell>
          <table:table-cell table:formula="of:=[.H6]*[.G6]/1000" office:value-type="float" office:value="6.84145652110525" calcext:value-type="float">
            <text:p>6.84145652110525</text:p>
          </table:table-cell>
        </table:table-row>
        <table:table-row table:style-name="ro3">
          <table:table-cell/>
          <table:table-cell office:value-type="string" calcext:value-type="string">
            <text:p>LHE_HT&gt;100 &amp;&amp; LHE_HT&lt;200</text:p>
          </table:table-cell>
          <table:table-cell office:value-type="float" office:value="18191" calcext:value-type="float">
            <text:p>18191</text:p>
          </table:table-cell>
          <table:table-cell office:value-type="float" office:value="6267" calcext:value-type="float">
            <text:p>6267</text:p>
          </table:table-cell>
          <table:table-cell table:style-name="ce1" table:formula="of:=[.D7]/[.C7]" office:value-type="float" office:value="0.344511021933923" calcext:value-type="float">
            <text:p>0.344511021933923</text:p>
          </table:table-cell>
          <table:table-cell table:style-name="ce3" table:formula="of:=5765.4*[.C7]/258335" office:value-type="float" office:value="405.978250720963" calcext:value-type="float">
            <text:p>405.978250720963</text:p>
          </table:table-cell>
          <table:table-cell table:formula="of:=(1-2*[.E7])^2/[.F7]" office:value-type="float" office:value="0.000238208054319147" calcext:value-type="float">
            <text:p>0.000238208054319147</text:p>
          </table:table-cell>
          <table:table-cell office:value-type="float" office:value="26202328" calcext:value-type="float">
            <text:p>26202328</text:p>
          </table:table-cell>
          <table:table-cell table:formula="of:=[.H7]*[.G7]/1000" office:value-type="float" office:value="6.24160557151211" calcext:value-type="float">
            <text:p>6.24160557151211</text:p>
          </table:table-cell>
        </table:table-row>
        <table:table-row table:style-name="ro3">
          <table:table-cell/>
          <table:table-cell office:value-type="string" calcext:value-type="string">
            <text:p>LHE_HT&gt;200 &amp;&amp; LHE_HT&lt;400</text:p>
          </table:table-cell>
          <table:table-cell office:value-type="float" office:value="3795" calcext:value-type="float">
            <text:p>3795</text:p>
          </table:table-cell>
          <table:table-cell office:value-type="float" office:value="1219" calcext:value-type="float">
            <text:p>1219</text:p>
          </table:table-cell>
          <table:table-cell table:style-name="ce1" table:formula="of:=[.D8]/[.C8]" office:value-type="float" office:value="0.321212121212121" calcext:value-type="float">
            <text:p>0.321212121212121</text:p>
          </table:table-cell>
          <table:table-cell table:style-name="ce3" table:formula="of:=5765.4*[.C8]/258335" office:value-type="float" office:value="84.6950393868427" calcext:value-type="float">
            <text:p>84.6950393868427</text:p>
          </table:table-cell>
          <table:table-cell table:formula="of:=(1-2*[.E8])^2/[.F8]" office:value-type="float" office:value="0.00150965656703786" calcext:value-type="float">
            <text:p>0.00150965656703786</text:p>
          </table:table-cell>
          <table:table-cell office:value-type="float" office:value="18455718" calcext:value-type="float">
            <text:p>18455718</text:p>
          </table:table-cell>
          <table:table-cell table:formula="of:=[.H8]*[.G8]/1000" office:value-type="float" office:value="27.8617958780988" calcext:value-type="float">
            <text:p>27.8617958780988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formula="of:=[.H9]*[.G9]/100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string" calcext:value-type="string">
            <text:p>N_tot=1582538</text:p>
          </table:table-cell>
          <table:table-cell table:number-columns-repeated="5"/>
          <table:table-cell table:style-name="Default"/>
          <table:table-cell table:formula="of:=[.H10]*[.G10]/1000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LHE_HT&gt;400 &amp;&amp; LHE_HT&lt;600</text:p>
          </table:table-cell>
          <table:table-cell office:value-type="float" office:value="2256" calcext:value-type="float">
            <text:p>2256</text:p>
          </table:table-cell>
          <table:table-cell office:value-type="float" office:value="625" calcext:value-type="float">
            <text:p>625</text:p>
          </table:table-cell>
          <table:table-cell table:formula="of:=[.D11]/[.C11]" office:value-type="float" office:value="0.277039007092199" calcext:value-type="float">
            <text:p>0.277039007092199</text:p>
          </table:table-cell>
          <table:table-cell table:formula="of:=5765.4*[.C11]/1582538" office:value-type="float" office:value="8.21891316353857" calcext:value-type="float">
            <text:p>8.21891316353857</text:p>
          </table:table-cell>
          <table:table-cell table:formula="of:=(1-2*[.E11])^2/[.F11]" office:value-type="float" office:value="0.0241937605954848" calcext:value-type="float">
            <text:p>0.0241937605954848</text:p>
          </table:table-cell>
          <table:table-cell office:value-type="float" office:value="8682257" calcext:value-type="float">
            <text:p>8682257</text:p>
          </table:table-cell>
          <table:table-cell table:formula="of:=[.H11]*[.G11]/1000" office:value-type="float" office:value="210.056447286472" calcext:value-type="float">
            <text:p>210.056447286472</text:p>
          </table:table-cell>
        </table:table-row>
        <table:table-row table:style-name="ro3">
          <table:table-cell/>
          <table:table-cell office:value-type="string" calcext:value-type="string">
            <text:p>LHE_HT&gt;600 &amp;&amp; LHE_HT&lt;800</text:p>
          </table:table-cell>
          <table:table-cell office:value-type="float" office:value="459" calcext:value-type="float">
            <text:p>459</text:p>
          </table:table-cell>
          <table:table-cell office:value-type="float" office:value="127" calcext:value-type="float">
            <text:p>127</text:p>
          </table:table-cell>
          <table:table-cell table:formula="of:=[.D12]/[.C12]" office:value-type="float" office:value="0.276688453159041" calcext:value-type="float">
            <text:p>0.276688453159041</text:p>
          </table:table-cell>
          <table:table-cell table:formula="of:=5765.4*[.C12]/1582538" office:value-type="float" office:value="1.67219908779442" calcext:value-type="float">
            <text:p>1.67219908779442</text:p>
          </table:table-cell>
          <table:table-cell table:formula="of:=(1-2*[.E12])^2/[.F12]" office:value-type="float" office:value="0.119287343992697" calcext:value-type="float">
            <text:p>0.119287343992697</text:p>
          </table:table-cell>
          <table:table-cell office:value-type="float" office:value="7035971" calcext:value-type="float">
            <text:p>7035971</text:p>
          </table:table-cell>
          <table:table-cell table:formula="of:=[.H12]*[.G12]/1000" office:value-type="float" office:value="839.30229299964" calcext:value-type="float">
            <text:p>839.30229299964</text:p>
          </table:table-cell>
        </table:table-row>
        <table:table-row table:style-name="ro4">
          <table:table-cell/>
          <table:table-cell office:value-type="string" calcext:value-type="string">
            <text:p>LHE_HT&gt;800 &amp;&amp; LHE_HT&lt;1200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table:formula="of:=[.D13]/[.C13]" office:value-type="float" office:value="0.240963855421687" calcext:value-type="float">
            <text:p>0.240963855421687</text:p>
          </table:table-cell>
          <table:table-cell table:formula="of:=5765.4*[.C13]/1582538" office:value-type="float" office:value="0.60476045440931" calcext:value-type="float">
            <text:p>0.60476045440931</text:p>
          </table:table-cell>
          <table:table-cell table:formula="of:=(1-2*[.E13])^2/[.F13]" office:value-type="float" office:value="0.443810263774839" calcext:value-type="float">
            <text:p>0.443810263774839</text:p>
          </table:table-cell>
          <table:table-cell office:value-type="float" office:value="6554679" calcext:value-type="float">
            <text:p>6554679</text:p>
          </table:table-cell>
          <table:table-cell table:formula="of:=[.H13]*[.G13]/1000" office:value-type="float" office:value="2909.0338159494" calcext:value-type="float">
            <text:p>2909.0338159494</text:p>
          </table:table-cell>
        </table:table-row>
        <table:table-row table:style-name="ro4">
          <table:table-cell/>
          <table:table-cell office:value-type="string" calcext:value-type="string">
            <text:p>LHE_HT&gt;1200 &amp;&amp; LHE_HT&lt;250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D14]/[.C14]" office:value-type="float" office:value="0.194444444444444" calcext:value-type="float">
            <text:p>0.194444444444444</text:p>
          </table:table-cell>
          <table:table-cell table:formula="of:=5765.4*[.C14]/1582538" office:value-type="float" office:value="0.131152869630935" calcext:value-type="float">
            <text:p>0.131152869630935</text:p>
          </table:table-cell>
          <table:table-cell table:formula="of:=(1-2*[.E14])^2/[.F14]" office:value-type="float" office:value="2.84749232841315" calcext:value-type="float">
            <text:p>2.84749232841315</text:p>
          </table:table-cell>
          <table:table-cell office:value-type="float" office:value="5966661" calcext:value-type="float">
            <text:p>5966661</text:p>
          </table:table-cell>
          <table:table-cell table:formula="of:=[.H14]*[.G14]/1000" office:value-type="float" office:value="16990.021423742" calcext:value-type="float">
            <text:p>16990.021423742</text:p>
          </table:table-cell>
        </table:table-row>
        <table:table-row table:style-name="ro5">
          <table:table-cell/>
          <table:table-cell office:value-type="string" calcext:value-type="string">
            <text:p>LHE_HT&gt;2500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]/[.C15]" office:value-type="string" office:string-value="" calcext:value-type="error">
            <text:p>#DIV/0!</text:p>
          </table:table-cell>
          <table:table-cell table:formula="of:=5765.4*[.C15]/1582538" office:value-type="float" office:value="0" calcext:value-type="float">
            <text:p>0</text:p>
          </table:table-cell>
          <table:table-cell table:formula="of:=(1-2*[.E15])^2/[.F15]" office:value-type="string" office:string-value="" calcext:value-type="error">
            <text:p>#DIV/0!</text:p>
          </table:table-cell>
          <table:table-cell office:value-type="float" office:value="1978203" calcext:value-type="float">
            <text:p>1978203</text:p>
          </table:table-cell>
          <table:table-cell table:formula="of:=[.H15]*[.G15]/1000" office:value-type="string" office:string-value="" calcext:value-type="error">
            <text:p>#DIV/0!</text:p>
          </table:table-cell>
        </table:table-row>
        <table:table-row table:style-name="ro6">
          <table:table-cell/>
          <table:table-cell office:value-type="string" calcext:value-type="string">
            <text:p><text:span text:style-name="T1">LHE_Vpt</text:span><text:span text:style-name="T2">&gt;0 &amp;&amp; </text:span><text:span text:style-name="T3">LHE_Vpt&lt;50</text:span></text:p>
          </table:table-cell>
          <table:table-cell office:value-type="float" office:value="484529" calcext:value-type="float">
            <text:p>484529</text:p>
          </table:table-cell>
          <table:table-cell office:value-type="float" office:value="119124" calcext:value-type="float">
            <text:p>119124</text:p>
          </table:table-cell>
          <table:table-cell table:formula="of:=[.D16]/[.C16]" office:value-type="float" office:value="0.245855253245936" calcext:value-type="float">
            <text:p>0.245855253245936</text:p>
          </table:table-cell>
          <table:table-cell table:formula="of:=5765.4*[.C16]/1582538" office:value-type="float" office:value="1765.20468803909" calcext:value-type="float">
            <text:p>1765.20468803909</text:p>
          </table:table-cell>
          <table:table-cell table:formula="of:=(1-2*[.E16])^2/[.F16]" office:value-type="float" office:value="0.000146361615149432" calcext:value-type="float">
            <text:p>0.000146361615149432</text:p>
          </table:table-cell>
          <table:table-cell office:value-type="float" office:value="196207761" calcext:value-type="float">
            <text:p>196207761</text:p>
          </table:table-cell>
          <table:table-cell table:formula="of:=[.H16]*[.G16]/1000" office:value-type="float" office:value="28.7172848048137" calcext:value-type="float">
            <text:p>28.7172848048137</text:p>
          </table:table-cell>
        </table:table-row>
        <table:table-row table:style-name="ro4">
          <table:table-cell/>
          <table:table-cell office:value-type="string" calcext:value-type="string">
            <text:p>LHE_Vpt&gt;50 &amp;&amp; LHE_Vpt&lt;100</text:p>
          </table:table-cell>
          <table:table-cell office:value-type="float" office:value="159581" calcext:value-type="float">
            <text:p>159581</text:p>
          </table:table-cell>
          <table:table-cell office:value-type="float" office:value="46808" calcext:value-type="float">
            <text:p>46808</text:p>
          </table:table-cell>
          <table:table-cell table:formula="of:=[.D17]/[.C17]" office:value-type="float" office:value="0.293318126844675" calcext:value-type="float">
            <text:p>0.293318126844675</text:p>
          </table:table-cell>
          <table:table-cell table:formula="of:=5765.4*[.C17]/1582538" office:value-type="float" office:value="581.37516912706" calcext:value-type="float">
            <text:p>581.37516912706</text:p>
          </table:table-cell>
          <table:table-cell table:formula="of:=(1-2*[.E17])^2/[.F17]" office:value-type="float" office:value="0.000293905890443409" calcext:value-type="float">
            <text:p>0.000293905890443409</text:p>
          </table:table-cell>
          <table:table-cell office:value-type="float" office:value="122967660" calcext:value-type="float">
            <text:p>122967660</text:p>
          </table:table-cell>
          <table:table-cell table:formula="of:=[.H17]*[.G17]/1000" office:value-type="float" office:value="36.1409196080424" calcext:value-type="float">
            <text:p>36.1409196080424</text:p>
          </table:table-cell>
        </table:table-row>
        <table:table-row table:style-name="ro4">
          <table:table-cell/>
          <table:table-cell office:value-type="string" calcext:value-type="string">
            <text:p>LHE_Vpt&gt;100 &amp;&amp; LHE_Vpt&lt;250</text:p>
          </table:table-cell>
          <table:table-cell office:value-type="float" office:value="40814" calcext:value-type="float">
            <text:p>40814</text:p>
          </table:table-cell>
          <table:table-cell office:value-type="float" office:value="12240" calcext:value-type="float">
            <text:p>12240</text:p>
          </table:table-cell>
          <table:table-cell table:formula="of:=[.D18]/[.C18]" office:value-type="float" office:value="0.299897094134366" calcext:value-type="float">
            <text:p>0.299897094134366</text:p>
          </table:table-cell>
          <table:table-cell table:formula="of:=5765.4*[.C18]/1582538" office:value-type="float" office:value="148.690922808805" calcext:value-type="float">
            <text:p>148.690922808805</text:p>
          </table:table-cell>
          <table:table-cell table:formula="of:=(1-2*[.E18])^2/[.F18]" office:value-type="float" office:value="0.00107716522782922" calcext:value-type="float">
            <text:p>0.00107716522782922</text:p>
          </table:table-cell>
          <table:table-cell office:value-type="float" office:value="79527324" calcext:value-type="float">
            <text:p>79527324</text:p>
          </table:table-cell>
          <table:table-cell table:formula="of:=[.H18]*[.G18]/1000" office:value-type="float" office:value="85.6640680751086" calcext:value-type="float">
            <text:p>85.6640680751086</text:p>
          </table:table-cell>
        </table:table-row>
        <table:table-row table:style-name="ro4">
          <table:table-cell/>
          <table:table-cell office:value-type="string" calcext:value-type="string">
            <text:p>LHE_Vpt&gt;250 &amp;&amp; LHE_Vpt&lt;400</text:p>
          </table:table-cell>
          <table:table-cell office:value-type="float" office:value="1550" calcext:value-type="float">
            <text:p>1550</text:p>
          </table:table-cell>
          <table:table-cell office:value-type="float" office:value="451" calcext:value-type="float">
            <text:p>451</text:p>
          </table:table-cell>
          <table:table-cell table:formula="of:=[.D19]/[.C19]" office:value-type="float" office:value="0.290967741935484" calcext:value-type="float">
            <text:p>0.290967741935484</text:p>
          </table:table-cell>
          <table:table-cell table:formula="of:=5765.4*[.C19]/1582538" office:value-type="float" office:value="5.64685966466524" calcext:value-type="float">
            <text:p>5.64685966466524</text:p>
          </table:table-cell>
          <table:table-cell table:formula="of:=(1-2*[.E19])^2/[.F19]" office:value-type="float" office:value="0.0309513517291496" calcext:value-type="float">
            <text:p>0.0309513517291496</text:p>
          </table:table-cell>
          <table:table-cell office:value-type="float" office:value="24195330" calcext:value-type="float">
            <text:p>24195330</text:p>
          </table:table-cell>
          <table:table-cell table:formula="of:=[.H19]*[.G19]/1000" office:value-type="float" office:value="748.878169032846" calcext:value-type="float">
            <text:p>748.878169032846</text:p>
          </table:table-cell>
        </table:table-row>
        <table:table-row table:style-name="ro4">
          <table:table-cell/>
          <table:table-cell office:value-type="string" calcext:value-type="string">
            <text:p>LHE_Vpt&gt;400 &amp;&amp; LHE_Vpt&lt;650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[.D20]/[.C20]" office:value-type="float" office:value="0.289340101522843" calcext:value-type="float">
            <text:p>0.289340101522843</text:p>
          </table:table-cell>
          <table:table-cell table:formula="of:=5765.4*[.C20]/1582538" office:value-type="float" office:value="0.717697647702614" calcext:value-type="float">
            <text:p>0.717697647702614</text:p>
          </table:table-cell>
          <table:table-cell table:formula="of:=(1-2*[.E20])^2/[.F20]" office:value-type="float" office:value="0.247333082216229" calcext:value-type="float">
            <text:p>0.247333082216229</text:p>
          </table:table-cell>
          <table:table-cell office:value-type="float" office:value="3936102" calcext:value-type="float">
            <text:p>3936102</text:p>
          </table:table-cell>
          <table:table-cell table:formula="of:=[.H20]*[.G20]/1000" office:value-type="float" office:value="973.528239577465" calcext:value-type="float">
            <text:p>973.528239577465</text:p>
          </table:table-cell>
        </table:table-row>
        <table:table-row table:style-name="ro5">
          <table:table-cell/>
          <table:table-cell office:value-type="string" calcext:value-type="string">
            <text:p>LHE_Vpt&gt;6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21]/[.C21]" office:value-type="float" office:value="0.1" calcext:value-type="float">
            <text:p>0.1</text:p>
          </table:table-cell>
          <table:table-cell table:formula="of:=5765.4*[.C21]/1582538" office:value-type="float" office:value="0.0728627053505192" calcext:value-type="float">
            <text:p>0.0728627053505192</text:p>
          </table:table-cell>
          <table:table-cell table:formula="of:=(1-2*[.E21])^2/[.F21]" office:value-type="float" office:value="8.78364311235994" calcext:value-type="float">
            <text:p>8.78364311235994</text:p>
          </table:table-cell>
          <table:table-cell office:value-type="float" office:value="3994997" calcext:value-type="float">
            <text:p>3994997</text:p>
          </table:table-cell>
          <table:table-cell table:formula="of:=[.H21]*[.G21]/1000" office:value-type="float" office:value="35090.6278829486" calcext:value-type="float">
            <text:p>35090.62788294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42:14.605478531</meta:creation-date>
    <dc:date>2023-04-19T11:28:21.892572859</dc:date>
    <meta:editing-duration>PT14M45S</meta:editing-duration>
    <meta:editing-cycles>3</meta:editing-cycles>
    <meta:generator>LibreOffice/7.3.7.2$Linux_X86_64 LibreOffice_project/30$Build-2</meta:generator>
    <meta:document-statistic meta:table-count="1" meta:cell-count="133" meta:object-count="1"/>
    <meta:user-defined meta:name="ProgId">Excel.Sheet</meta:user-defined>
  </office:meta>
</office:document-meta>
</file>

<file path=Object 1/content.xml><?xml version="1.0" encoding="utf-8"?>
<math xmlns="http://www.w3.org/1998/Math/MathML" display="block"/>
</file>